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cef" officeooo:paragraph-rsid="000d9cef"/>
    </style:style>
    <style:style style:name="P2" style:family="paragraph" style:parent-style-name="Standard">
      <style:text-properties fo:language="en" fo:country="US" officeooo:rsid="000d9cef" officeooo:paragraph-rsid="000d9cef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-5-2024</text:p>
      <text:p text:style-name="P1"><text:span text:style-name="T1">First Partial Exam</text:span>  </text:p>
      <text:p text:style-name="P2"> </text:p>
      <text:p text:style-name="P3">1.  PROBLEMS WITH TECHNOLOGY </text:p>
      <text:p text:style-name="P2">COMPUTER CRASH/SOFTWARE BUGS </text:p>
      <text:p text:style-name="P2"> </text:p>
      <text:p text:style-name="P3">3. PEOPLE WHO ARE "INTO" TECHNOLOGY</text:p>
      <text:p text:style-name="P2">COMPUTER WHIZ/ HACKER </text:p>
      <text:p text:style-name="P2"/>
      <text:p text:style-name="P2"> </text:p>
      <text:section text:style-name="Sect1" text:name="i124">
        <text:p text:style-name="P4">6. What´s the book we must read this term?</text:p>
      </text:section>
      <text:p text:style-name="P2"/>
      <text:p text:style-name="P2"/>
      <text:p text:style-name="P2"/>
      <text:p text:style-name="P2"/>
      <text:p text:style-name="P2">Try not to copy in the exam.</text:p>
      <text:p text:style-name="P2">Remember to eat healthy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09:29.347000000</meta:creation-date>
    <meta:print-date>2024-11-05T08:28:43.435000000</meta:print-date>
    <meta:printed-by>Archivos PDF</meta:printed-by>
    <dc:date>2024-11-05T08:28:56.195000000</dc:date>
    <meta:editing-duration>PT12S</meta:editing-duration>
    <meta:editing-cycles>1</meta:editing-cycles>
    <meta:document-statistic meta:table-count="0" meta:image-count="0" meta:object-count="0" meta:page-count="1" meta:paragraph-count="12" meta:word-count="40" meta:character-count="242" meta:non-whitespace-character-count="201"/>
    <meta:generator>LibreOffice/24.2.3.2$Windows_X86_64 LibreOffice_project/433d9c2ded56988e8a90e6b2e771ee4e6a5ab2ba</meta:generator>
  </office:meta>
</office:document-meta>
</file>